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20_15-10-19_000.jpg</text:p>
          </table:table-cell>
          <table:table-cell table:style-name="ce17" office:value-type="string">
            <text:p>:m RES 1*1 / free# JVEMV6 70#_46 / 70. CO2 / w:;ether;~,topic=~,other=~,think~,doc=r-15-3-2#6.9</text:p>
          </table:table-cell>
          <table:table-cell table:style-name="ce4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7" table:formula="of:=IF([.E2]=&quot;&quot;;[.C2];CONCATENATE([.C2];&quot; / &quot;;[.E2]))" office:value-type="string" office:string-value=":m RES 1*1 / free# JVEMV6 70#_46 / 70. CO2 / w:;ether;~,topic=~,other=~,think~,doc=r-15-3-2#6.9">
            <text:p>:m RES 1*1 / free# JVEMV6 70#_46 / 70. CO2 / w:;ether;~,topic=~,other=~,think~,doc=r-15-3-2#6.9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4-20_17-18-18_000.jpg</text:p>
          </table:table-cell>
          <table:table-cell table:style-name="ce17" office:value-type="string">
            <text:p>:m other / 血圧測定 / @山下歯科</text:p>
          </table:table-cell>
          <table:table-cell table:style-name="ce4"/>
          <table:table-cell table:style-name="ce4"/>
          <table:table-cell table:style-name="ce4" office:value-type="string">
            <text:p>N-35-36-3.64746 E-139-36-58.359375</text:p>
          </table:table-cell>
          <table:table-cell table:style-name="ce37" table:formula="of:=IF([.E3]=&quot;&quot;;[.C3];CONCATENATE([.C3];&quot; / &quot;;[.E3]))" office:value-type="string" office:string-value=":m other / 血圧測定 / @山下歯科">
            <text:p>:m other / 血圧測定 / @山下歯科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4" office:value-type="string">
            <text:p>2021-04-20_20-19-02_000.jpg</text:p>
          </table:table-cell>
          <table:table-cell table:style-name="ce20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7" table:formula="of:=IF([.E4]=&quot;&quot;;[.C4];CONCATENATE([.C4];&quot; / &quot;;[.E4]))" office:value-type="string" office:string-value="-*">
            <text:p>-*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20_20-19-16_000.jpg</text:p>
          </table:table-cell>
          <table:table-cell table:style-name="ce18" office:value-type="string">
            <text:p>:m :篠笛,shinobue 1*1 / session-memo / s.1:prac,for=指打ち,other=prev-R-1,key=G,tempo=80 \\\ s.2: todays-melody,genr=~,for=vibration,key=~,tempo=~,R=~,i.f.=~</text:p>
          </table:table-cell>
          <table:table-cell table:style-name="ce17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7" table:formula="of:=IF([.E5]=&quot;&quot;;[.C5];CONCATENATE([.C5];&quot; / &quot;;[.E5]))" office:value-type="string" office:string-value=":m :篠笛,shinobue 1*1 / session-memo / s.1:prac,for=指打ち,other=prev-R-1,key=G,tempo=80 \\\ s.2: todays-melody,genr=~,for=vibration,key=~,tempo=~,R=~,i.f.=~">
            <text:p>:m :篠笛,shinobue 1*1 / session-memo / s.1:prac,for=指打ち,other=prev-R-1,key=G,tempo=80 \\\ s.2: todays-melody,genr=~,for=vibration,key=~,tempo=~,R=~,i.f.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20_20-57-22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7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21_02-05-09_000.jpg</text:p>
          </table:table-cell>
          <table:table-cell table:style-name="ce18" office:value-type="string">
            <text:p>:m other / log / 寝る前　ウェブ閲覧　記録　（for オナニー） / 了 / 0:57+0:15:48</text:p>
          </table:table-cell>
          <table:table-cell table:style-name="ce18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7" table:formula="of:=IF([.E7]=&quot;&quot;;[.C7];CONCATENATE([.C7];&quot; / &quot;;[.E7]))" office:value-type="string" office:string-value=":m other / log / 寝る前　ウェブ閲覧　記録　（for オナニー） / 了 / 0:57+0:15:48">
            <text:p>:m other / log / 寝る前　ウェブ閲覧　記録　（for オナニー） / 了 / 0:57+0:15:48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21_02-05-16_000.jpg</text:p>
          </table:table-cell>
          <table:table-cell table:style-name="ce19" office:value-type="string">
            <text:p>:m :PHOTO 寝た時刻 / 2020 /</text:p>
          </table:table-cell>
          <table:table-cell table:style-name="ce19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7" table:formula="of:=IF([.E8]=&quot;&quot;;[.C8];CONCATENATE([.C8];&quot; / &quot;;[.E8]))" office:value-type="string" office:string-value=":m :PHOTO 寝た時刻 / 2020 /">
            <text:p>:m :PHOTO 寝た時刻 / 2020 /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21_06-44-40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7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4-21_06-58-25_000.jpg</text:p>
          </table:table-cell>
          <table:table-cell table:style-name="ce23" office:value-type="string">
            <text:p>:tome/ (J*) / topic=必要なこと / content=私には、AIが必要だ</text:p>
          </table:table-cell>
          <table:table-cell table:style-name="ce17"/>
          <table:table-cell table:style-name="ce4"/>
          <table:table-cell table:style-name="ce4" office:value-type="string">
            <text:p>N-35-35-28.614807 E-139-34-49.434814</text:p>
          </table:table-cell>
          <table:table-cell table:style-name="ce37" table:formula="of:=IF([.E10]=&quot;&quot;;[.C10];CONCATENATE([.C10];&quot; / &quot;;[.E10]))" office:value-type="string" office:string-value=":tome/ (J*) / topic=必要なこと / content=私には、AIが必要だ">
            <text:p>:tome/ (J*) / topic=必要なこと / content=私には、AIが必要だ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1-04-21_06-58-38_000.jpg</text:p>
          </table:table-cell>
          <table:table-cell table:style-name="ce8" office:value-type="string">
            <text:p>:m 記録 / お酒：飲んだ量</text:p>
          </table:table-cell>
          <table:table-cell table:style-name="ce17"/>
          <table:table-cell table:style-name="ce4"/>
          <table:table-cell table:style-name="ce4" office:value-type="string">
            <text:p>N-35-35-28.614807 E-139-34-49.434814</text:p>
          </table:table-cell>
          <table:table-cell table:style-name="ce37" table:formula="of:=IF([.E11]=&quot;&quot;;[.C11];CONCATENATE([.C11];&quot; / &quot;;[.E11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20_22-36-05_000.mid</text:p>
          </table:table-cell>
          <table:table-cell table:style-name="ce8" office:value-type="string">
            <text:p>:in-mid / app=perfect-piano / 演奏、play / id-2021-0420-1 / category=melody,inst=shino,for=~,genre=~</text:p>
          </table:table-cell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string" office:string-value=":in-mid / app=perfect-piano / 演奏、play / id-2021-0420-1 / category=melody,inst=shino,for=~,genre=~">
            <text:p>:in-mid / app=perfect-piano / 演奏、play / id-2021-0420-1 / category=melody,inst=shino,for=~,genre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4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1">2021/04/21</text:date>, <text:time>07:39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21T07:39:16.04</dc:date>
    <dc:creator>iwabuchi ken</dc:creator>
    <meta:editing-duration>P32DT19H31M47S</meta:editing-duration>
    <meta:editing-cycles>12193</meta:editing-cycles>
    <meta:document-statistic meta:table-count="1" meta:cell-count="351" meta:object-count="0"/>
  </office:meta>
</office:document-meta>
</file>